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154cm"/>
    </style:style>
    <style:style style:name="co2" style:family="table-column">
      <style:table-column-properties fo:break-before="auto" style:column-width="1.397cm"/>
    </style:style>
    <style:style style:name="co3" style:family="table-column">
      <style:table-column-properties fo:break-before="auto" style:column-width="9.077cm"/>
    </style:style>
    <style:style style:name="co4" style:family="table-column">
      <style:table-column-properties fo:break-before="auto" style:column-width="3.494cm"/>
    </style:style>
    <style:style style:name="co5" style:family="table-column">
      <style:table-column-properties fo:break-before="auto" style:column-width="1.288cm"/>
    </style:style>
    <style:style style:name="co6" style:family="table-column">
      <style:table-column-properties fo:break-before="auto" style:column-width="5.673cm"/>
    </style:style>
    <style:style style:name="co7" style:family="table-column">
      <style:table-column-properties fo:break-before="auto" style:column-width="1.942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452cm"/>
    </style:style>
    <style:style style:name="co10" style:family="table-column">
      <style:table-column-properties fo:break-before="auto" style:column-width="1.859cm"/>
    </style:style>
    <style:style style:name="co11" style:family="table-column">
      <style:table-column-properties fo:break-before="auto" style:column-width="2.133cm"/>
    </style:style>
    <style:style style:name="co12" style:family="table-column">
      <style:table-column-properties fo:break-before="auto" style:column-width="2.568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</style:style>
    <style:style style:name="ce8" style:family="table-cell" style:parent-style-name="Default" style:data-style-name="N112">
      <style:text-properties fo:font-weight="bold" style:font-weight-asian="bold" style:font-weight-complex="bold"/>
    </style:style>
    <style:style style:name="ce9" style:family="table-cell" style:parent-style-name="Default" style:data-style-name="N112">
      <style:text-properties fo:font-weight="normal" style:font-weight-asian="normal" style:font-weight-complex="normal"/>
    </style:style>
    <style:style style:name="ce10" style:family="table-cell" style:parent-style-name="Default" style:data-style-name="N112"/>
    <style:style style:name="ce15" style:family="table-cell" style:parent-style-name="Default" style:data-style-name="N1">
      <style:text-properties fo:font-weight="bold" style:font-weight-asian="bold" style:font-weight-complex="bold"/>
    </style:style>
    <style:style style:name="ce16" style:family="table-cell" style:parent-style-name="Default" style:data-style-name="N1">
      <style:text-properties fo:font-weight="normal" style:font-weight-asian="normal" style:font-weight-complex="normal"/>
    </style:style>
    <style:style style:name="ce17" style:family="table-cell" style:parent-style-name="Default" style:data-style-name="N1"/>
    <style:style style:name="ce18" style:family="table-cell" style:parent-style-name="Default" style:data-style-name="N111">
      <style:text-properties fo:font-weight="bold" style:font-weight-asian="bold" style:font-weight-complex="bold"/>
    </style:style>
    <style:style style:name="ce19" style:family="table-cell" style:parent-style-name="Default" style:data-style-name="N111">
      <style:text-properties fo:font-weight="normal" style:font-weight-asian="normal" style:font-weight-complex="normal"/>
    </style:style>
    <style:style style:name="ce5" style:family="table-cell" style:parent-style-name="Default" style:data-style-name="N111"/>
    <style:style style:name="ce21" style:family="table-cell" style:parent-style-name="Default" style:data-style-name="N99">
      <style:text-properties fo:font-weight="normal" style:font-weight-asian="normal" style:font-weight-complex="normal"/>
    </style:style>
    <style:style style:name="ce22" style:family="table-cell" style:parent-style-name="Default" style:data-style-name="N99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3" table:default-cell-style-name="ce10"/>
        <table:table-column table:style-name="co5" table:default-cell-style-name="ce1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default-cell-style-name="ce5"/>
        <table:table-column table:style-name="co12" table:default-cell-style-name="Default"/>
        <table:table-column table:style-name="co13" table:number-columns-repeated="16368" table:default-cell-style-name="Default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stock</text:p>
          </table:table-cell>
          <table:table-cell table:style-name="ce1" office:value-type="string" calcext:value-type="string">
            <text:p>genotype</text:p>
          </table:table-cell>
          <table:table-cell table:style-name="ce1" office:value-type="string" calcext:value-type="string">
            <text:p>zygosity</text:p>
          </table:table-cell>
          <table:table-cell table:style-name="ce1" office:value-type="string" calcext:value-type="string">
            <text:p>view</text:p>
          </table:table-cell>
          <table:table-cell table:style-name="ce1" office:value-type="string" calcext:value-type="string">
            <text:p>embryo</text:p>
          </table:table-cell>
          <table:table-cell table:style-name="ce8" office:value-type="string" calcext:value-type="string">
            <text:p>xres</text:p>
          </table:table-cell>
          <table:table-cell table:style-name="ce8" office:value-type="string" calcext:value-type="string">
            <text:p>yres</text:p>
          </table:table-cell>
          <table:table-cell table:style-name="ce8" office:value-type="string" calcext:value-type="string">
            <text:p>zres</text:p>
          </table:table-cell>
          <table:table-cell table:style-name="ce15" office:value-type="string" calcext:value-type="string">
            <text:p>slices</text:p>
          </table:table-cell>
          <table:table-cell table:style-name="ce1" office:value-type="string" calcext:value-type="string">
            <text:p>timestep</text:p>
          </table:table-cell>
          <table:table-cell table:style-name="ce1" office:value-type="string" calcext:value-type="string">
            <text:p>frames</text:p>
          </table:table-cell>
          <table:table-cell table:style-name="ce1" office:value-type="string" calcext:value-type="string">
            <text:p>folds_left</text:p>
          </table:table-cell>
          <table:table-cell table:style-name="ce1" office:value-type="string" calcext:value-type="string">
            <text:p>folds_right</text:p>
          </table:table-cell>
          <table:table-cell table:style-name="ce18" office:value-type="string" calcext:value-type="string">
            <text:p>folds_avg</text:p>
          </table:table-cell>
          <table:table-cell table:style-name="ce1" office:value-type="string" calcext:value-type="string">
            <text:p>ectopic_folds</text:p>
          </table:table-cell>
          <table:table-cell table:style-name="ce1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2];([.M2]+[.N2])/2;[.M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3];([.M3]+[.N3])/2;[.M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3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4];([.M4]+[.N4])/2;[.M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4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5];([.M5]+[.N5])/2;[.M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6];([.M6]+[.N6])/2;[.M6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7];([.M7]+[.N7])/2;[.M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7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8];([.M8]+[.N8])/2;[.M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8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9];([.M9]+[.N9])/2;[.M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9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19" table:formula="of:=IF([.N10];([.M10]+[.N10])/2;[.M10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0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1];([.M11]+[.N11])/2;[.M1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1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19" table:formula="of:=IF([.N12];([.M12]+[.N12])/2;[.M1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2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3];([.M13]+[.N13])/2;[.M13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eter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5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4];([.M14]+[.N14])/2;[.M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office:value-type="string" calcext:value-type="string">
            <text:p>2019-10-03_prd-Gap</text:p>
          </table:table-cell>
          <table:table-cell table:style-name="ce4" office:value-type="string" calcext:value-type="string">
            <text:p>prd</text:p>
          </table:table-cell>
          <table:table-cell table:style-name="ce4" office:value-type="string" calcext:value-type="string">
            <text:p>prd[4]/CyO,twi-GFP;Gap43-mCherry/MKRS</text:p>
          </table:table-cell>
          <table:table-cell table:style-name="ce4" office:value-type="string" calcext:value-type="string">
            <text:p>homozygote</text:p>
          </table:table-cell>
          <table:table-cell table:style-name="ce4" office:value-type="string" calcext:value-type="string">
            <text:p>lateral</text:p>
          </table:table-cell>
          <table:table-cell table:style-name="ce4" office:value-type="string" calcext:value-type="string">
            <text:p>prd-Gap_1_t60s_E16</text:p>
          </table:table-cell>
          <table:table-cell table:number-columns-repeated="2" table:style-name="ce9" office:value-type="float" office:value="0.2853696" calcext:value-type="float">
            <text:p>0.2853696</text:p>
          </table:table-cell>
          <table:table-cell table:style-name="ce9" office:value-type="float" office:value="3" calcext:value-type="float">
            <text:p>3.0000000</text:p>
          </table:table-cell>
          <table:table-cell table:style-name="ce16"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19" table:formula="of:=IF([.N15];([.M15]+[.N15])/2;[.M1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4" table:number-columns-repeated="1014"/>
          <table:table-cell table:number-columns-repeated="15354"/>
        </table:table-row>
        <table:table-row table:style-name="ro1">
          <table:table-cell table:style-name="ce4" table:number-columns-repeated="6"/>
          <table:table-cell table:style-name="ce9" table:number-columns-repeated="3"/>
          <table:table-cell table:style-name="ce16"/>
          <table:table-cell table:style-name="ce4" table:number-columns-repeated="4"/>
          <table:table-cell table:style-name="ce19"/>
          <table:table-cell table:style-name="ce4" table:number-columns-repeated="1015"/>
          <table:table-cell table:number-columns-repeated="15354"/>
        </table:table-row>
        <table:table-row table:style-name="ro1">
          <table:table-cell office:value-type="string" calcext:value-type="string">
            <text:p>2020-01-15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E13</text:p>
          </table:table-cell>
          <table:table-cell table:number-columns-repeated="2" office:value-type="float" office:value="0.2749087" calcext:value-type="float">
            <text:p>0.2749087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7];([.M17]+[.N17])/2;[.M1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];([.M19]+[.N19])/2;[.M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];([.M20]+[.N20])/2;[.M2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17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_1_t45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15" calcext:value-type="float">
            <text:p>215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];([.M21]+[.N21])/2;[.M2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];([.M23]+[.N23])/2;[.M2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3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];([.M24]+[.N24])/2;[.M2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4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5];([.M25]+[.N25])/2;[.M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5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6];([.M26]+[.N26])/2;[.M2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9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7];([.M27]+[.N27])/2;[.M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1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8];([.M28]+[.N28])/2;[.M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table:style-name="ce2" office:value-type="string" calcext:value-type="string">
            <text:p>eve-Gap1_t60s_z3_E12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9];([.M29]+[.N29])/2;[.M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1-22_eve-Gap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eve-Gap1_t60s_z3_E16</text:p>
          </table:table-cell>
          <table:table-cell table:number-columns-repeated="2" office:value-type="float" office:value="0.275836" calcext:value-type="float">
            <text:p>0.2758360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190" calcext:value-type="float">
            <text:p>19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0];([.M30]+[.N30])/2;[.M3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2];([.M32]+[.N32])/2;[.M3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2-10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1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60" calcext:value-type="float">
            <text:p>60</text:p>
          </table:table-cell>
          <table:table-cell table:style-name="ce4" office:value-type="float" office:value="300" calcext:value-type="float">
            <text:p>30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33];([.M33]+[.N33])/2;[.M33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style-name="ce5" table:number-columns-repeated="2"/>
          <table:table-cell table:number-columns-repeated="16366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5];([.M35]+[.N35])/2;[.M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6];([.M36]+[.N36])/2;[.M3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37];([.M37]+[.N37])/2;[.M3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office:value-type="string" calcext:value-type="string">
            <text:p>2020-07-27_btd-His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His-GFP,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HisGap_z3_t51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table:style-name="ce4" office:value-type="float" office:value="51" calcext:value-type="float">
            <text:p>51</text:p>
          </table:table-cell>
          <table:table-cell table:style-name="ce4" office:value-type="float" office:value="234" calcext:value-type="float">
            <text:p>234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38];([.M38]+[.N38])/2;[.M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  <table:table-cell table:number-columns-repeated="6"/>
          <table:table-cell table:style-name="ce10" table:number-columns-repeated="3"/>
          <table:table-cell table:style-name="ce17"/>
          <table:table-cell table:style-name="ce4" table:number-columns-repeated="2"/>
          <table:table-cell table:number-columns-repeated="2"/>
          <table:table-cell table:style-name="ce19"/>
          <table:table-cell table:style-name="ce21"/>
        </table:table-row>
        <table:table-row table:style-name="ro1">
          <table:table-cell table:number-columns-repeated="14"/>
          <table:table-cell table:style-name="ce19"/>
          <table:table-cell/>
          <table:table-cell table:style-name="ce5" table:number-columns-repeated="2"/>
          <table:table-cell table:number-columns-repeated="16366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0];([.M40]+[.N40])/2;[.M4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/>
          <table:table-cell table:style-name="ce19" table:formula="of:=IF([.N41];([.M41]+[.N41])/2;[.M41])" office:value-type="float" office:value="4" calcext:value-type="float">
            <text:p>4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2];([.M42]+[.N42])/2;[.M4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3];([.M43]+[.N43])/2;[.M4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4];([.M44]+[.N44])/2;[.M4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6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_z3_t55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50" calcext:value-type="float">
            <text:p>15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45];([.M45]+[.N45])/2;[.M4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7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7];([.M47]+[.N47])/2;[.M47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8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8];([.M48]+[.N48])/2;[.M4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2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49];([.M49]+[.N49])/2;[.M4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17_btd-gap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2_z3_t55s_E14</text:p>
          </table:table-cell>
          <table:table-cell table:number-columns-repeated="2" office:value-type="float" office:value="0.2853718" calcext:value-type="float">
            <text:p>0.285371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195" calcext:value-type="float">
            <text:p>195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50];([.M50]+[.N50])/2;[.M50])" office:value-type="float" office:value="0" calcext:value-type="float">
            <text:p>0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2];([.M52]+[.N52])/2;[.M5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3];([.M53]+[.N53])/2;[.M5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4];([.M54]+[.N54])/2;[.M5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5];([.M55]+[.N55])/2;[.M5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6];([.M56]+[.N56])/2;[.M56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7];([.M57]+[.N57])/2;[.M5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8];([.M58]+[.N58])/2;[.M5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59];([.M59]+[.N59])/2;[.M5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0];([.M60]+[.N60])/2;[.M6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09-2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1_z3_t5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3" calcext:value-type="float">
            <text:p>183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1];([.M61]+[.N61])/2;[.M61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3];([.M63]+[.N63])/2;[.M6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19" table:formula="of:=IF([.N64];([.M64]+[.N64])/2;[.M64])" office:value-type="float" office:value="3.5" calcext:value-type="float">
            <text:p>3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5];([.M65]+[.N65])/2;[.M6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66];([.M66]+[.N66])/2;[.M6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7];([.M67]+[.N67])/2;[.M6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68];([.M68]+[.N68])/2;[.M6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69];([.M69]+[.N69])/2;[.M6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3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1.5_t5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1.5" calcext:value-type="float">
            <text:p>1.5000000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185" calcext:value-type="float">
            <text:p>18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0];([.M70]+[.N70])/2;[.M7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2];([.M72]+[.N72])/2;[.M7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3];([.M73]+[.N73])/2;[.M7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4];([.M74]+[.N74])/2;[.M7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19" table:formula="of:=IF([.N75];([.M75]+[.N75])/2;[.M75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6];([.M76]+[.N76])/2;[.M7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7];([.M77]+[.N77])/2;[.M77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78];([.M78]+[.N78])/2;[.M7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79];([.M79]+[.N79])/2;[.M79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0];([.M80]+[.N80])/2;[.M8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81];([.M81]+[.N81])/2;[.M8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4_btd-gap_dorsal</text:p>
          </table:table-cell>
          <table:table-cell office:value-type="string" calcext:value-type="string">
            <text:p>btd</text:p>
          </table:table-cell>
          <table:table-cell office:value-type="string" calcext:value-type="string">
            <text:p>btd[XA]/FM7c,Kr-GFP;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_dorsal_1_z3_t45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20" calcext:value-type="float">
            <text:p>2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2];([.M82]+[.N82])/2;[.M8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4];([.M84]+[.N84])/2;[.M84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5];([.M85]+[.N85])/2;[.M8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6];([.M86]+[.N86])/2;[.M8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87];([.M87]+[.N87])/2;[.M8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8];([.M88]+[.N88])/2;[.M8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89];([.M89]+[.N89])/2;[.M8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0];([.M90]+[.N90])/2;[.M9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1];([.M91]+[.N91])/2;[.M9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2];([.M92]+[.N92])/2;[.M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3];([.M93]+[.N93])/2;[.M9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19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dorsal_1_z3_t41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05" calcext:value-type="float">
            <text:p>20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4];([.M94]+[.N94])/2;[.M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6];([.M96]+[.N96])/2;[.M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7];([.M97]+[.N97])/2;[.M9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8];([.M98]+[.N98])/2;[.M9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99];([.M99]+[.N99])/2;[.M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0];([.M100]+[.N100])/2;[.M1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1];([.M101]+[.N101])/2;[.M1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02];([.M102]+[.N102])/2;[.M10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03];([.M103]+[.N103])/2;[.M103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4];([.M104]+[.N104])/2;[.M10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5];([.M105]+[.N105])/2;[.M1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6];([.M106]+[.N106])/2;[.M10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7];([.M107]+[.N107])/2;[.M10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8];([.M108]+[.N108])/2;[.M10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09];([.M109]+[.N109])/2;[.M10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0-21_prd-gap_dorsal</text:p>
          </table:table-cell>
          <table:table-cell office:value-type="string" calcext:value-type="string">
            <text:p>prd</text:p>
          </table:table-cell>
          <table:table-cell office:value-type="string" calcext:value-type="string">
            <text:p>prd[4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prd-gap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51" calcext:value-type="float">
            <text:p>15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0];([.M110]+[.N110])/2;[.M11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2];([.M112]+[.N112])/2;[.M112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3];([.M113]+[.N113])/2;[.M11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4];([.M114]+[.N114])/2;[.M11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15];([.M115]+[.N115])/2;[.M115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9" table:formula="of:=IF([.N116];([.M116]+[.N116])/2;[.M116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7];([.M117]+[.N117])/2;[.M11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8];([.M118]+[.N118])/2;[.M11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19];([.M119]+[.N119])/2;[.M119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0];([.M120]+[.N120])/2;[.M120])" office:value-type="float" office:value="1" calcext:value-type="float">
            <text:p>1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1];([.M121]+[.N121])/2;[.M121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3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1_z3_t52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2" calcext:value-type="float">
            <text:p>52</text:p>
          </table:table-cell>
          <table:table-cell office:value-type="float" office:value="174" calcext:value-type="float">
            <text:p>1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2];([.M122]+[.N122])/2;[.M122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4];([.M124]+[.N124])/2;[.M12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5];([.M125]+[.N125])/2;[.M12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26];([.M126]+[.N126])/2;[.M126])" office:value-type="float" office:value="1.5" calcext:value-type="float">
            <text:p>1.5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7];([.M127]+[.N127])/2;[.M12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28];([.M128]+[.N128])/2;[.M1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29];([.M129]+[.N129])/2;[.M12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0];([.M130]+[.N130])/2;[.M130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1];([.M131]+[.N131])/2;[.M131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32];([.M132]+[.N132])/2;[.M13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3];([.M133]+[.N133])/2;[.M133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4];([.M134]+[.N134])/2;[.M134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0-11-04_eve-gap_dorsa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eve[3]/CyO,twi-GFP;Gap43-mCherry/MKRS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eve-gap_dorsal_2_z3_t53s_E1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175" calcext:value-type="float">
            <text:p>17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35];([.M135]+[.N135])/2;[.M1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7];([.M137]+[.N137])/2;[.M13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38];([.M138]+[.N138])/2;[.M13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39];([.M139]+[.N139])/2;[.M13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0];([.M140]+[.N140])/2;[.M14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7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1];([.M141]+[.N141])/2;[.M14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8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2];([.M142]+[.N142])/2;[.M14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9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3];([.M143]+[.N143])/2;[.M14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0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4];([.M144]+[.N144])/2;[.M14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1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5];([.M145]+[.N145])/2;[.M14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2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6];([.M146]+[.N146])/2;[.M14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3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47];([.M147]+[.N147])/2;[.M14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4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8];([.M148]+[.N148])/2;[.M14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08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2_z3_t50s_E15</text:p>
          </table:table-cell>
          <table:table-cell table:number-columns-repeated="2" office:value-type="float" office:value="0.5717412" calcext:value-type="float">
            <text:p>0.5717412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70" calcext:value-type="float">
            <text:p>2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49];([.M149]+[.N149])/2;[.M1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1];([.M151]+[.N151])/2;[.M15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2];([.M152]+[.N152])/2;[.M15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3];([.M153]+[.N153])/2;[.M15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4];([.M154]+[.N154])/2;[.M15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5];([.M155]+[.N155])/2;[.M15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56];([.M156]+[.N156])/2;[.M15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7];([.M157]+[.N157])/2;[.M15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8];([.M158]+[.N158])/2;[.M15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59];([.M159]+[.N159])/2;[.M15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0];([.M160]+[.N160])/2;[.M1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61];([.M161]+[.N161])/2;[.M16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2];([.M162]+[.N162])/2;[.M16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3];([.M163]+[.N163])/2;[.M1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4];([.M164]+[.N164])/2;[.M16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5];([.M165]+[.N165])/2;[.M16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5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Gap,stg[2]_green_1_z3_t52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66];([.M166]+[.N166])/2;[.M16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8];([.M168]+[.N168])/2;[.M16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69];([.M169]+[.N169])/2;[.M16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70];([.M170]+[.N170])/2;[.M17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1];([.M171]+[.N171])/2;[.M171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2];([.M172]+[.N172])/2;[.M17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3];([.M173]+[.N173])/2;[.M17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4];([.M174]+[.N174])/2;[.M17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8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175];([.M175]+[.N175])/2;[.M17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9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6];([.M176]+[.N176])/2;[.M17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0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7];([.M177]+[.N177])/2;[.M17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178];([.M178]+[.N178])/2;[.M178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2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79];([.M179]+[.N179])/2;[.M17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3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0];([.M180]+[.N180])/2;[.M18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4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1];([.M181]+[.N181])/2;[.M18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5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2];([.M182]+[.N182])/2;[.M18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eter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6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183];([.M183]+[.N183])/2;[.M183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0-26_Gap,stg[2]</text:p>
          </table:table-cell>
          <table:table-cell office:value-type="string" calcext:value-type="string">
            <text:p>stg</text:p>
          </table:table-cell>
          <table:table-cell office:value-type="string" calcext:value-type="string">
            <text:p>Gap43-mCherry,stg[2]/TM3G</text:p>
          </table:table-cell>
          <table:table-cell office:value-type="string" calcext:value-type="string">
            <text:p>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Gap,stg[2]_dorsal_1_z3_t60_E1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184];([.M184]+[.N184])/2;[.M18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186];([.M186]+[.N186])/2;[.M186])" office:value-type="float" office:value="3" calcext:value-type="float">
            <text:p>3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7];([.M187]+[.N187])/2;[.M18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188];([.M188]+[.N188])/2;[.M188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1-12-29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1_z3_t45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260" calcext:value-type="float">
            <text:p>26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89];([.M189]+[.N189])/2;[.M189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1];([.M191]+[.N191])/2;[.M191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2];([.M192]+[.N192])/2;[.M192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193];([.M193]+[.N193])/2;[.M19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4];([.M194]+[.N194])/2;[.M194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5];([.M195]+[.N195])/2;[.M19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2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3_z3_t53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203" calcext:value-type="float">
            <text:p>203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6];([.M196]+[.N196])/2;[.M19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8];([.M198]+[.N198])/2;[.M19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199];([.M199]+[.N199])/2;[.M19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0];([.M200]+[.N200])/2;[.M20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1];([.M201]+[.N201])/2;[.M201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2];([.M202]+[.N202])/2;[.M202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3];([.M203]+[.N203])/2;[.M203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04];([.M204]+[.N204])/2;[.M20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5];([.M205]+[.N205])/2;[.M20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6];([.M206]+[.N206])/2;[.M20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4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7];([.M207]+[.N207])/2;[.M207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3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4_z3_t59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172" calcext:value-type="float">
            <text:p>17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08];([.M208]+[.N208])/2;[.M20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0];([.M210]+[.N210])/2;[.M210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11];([.M211]+[.N211])/2;[.M21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2];([.M212]+[.N212])/2;[.M212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5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3];([.M213]+[.N213])/2;[.M21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4];([.M214]+[.N214])/2;[.M214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6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5];([.M215]+[.N215])/2;[.M215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7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6];([.M216]+[.N216])/2;[.M216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17];([.M217]+[.N217])/2;[.M217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eter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19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8];([.M218]+[.N218])/2;[.M218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18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7_z3_60s_E20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19];([.M219]+[.N219])/2;[.M219])" office:value-type="float" office:value="1" calcext:value-type="float">
            <text:p>1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1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21];([.M221]+[.N221])/2;[.M221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27_btd-gap-stg_dorsal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double homozygot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btd-gap-stg_dorsal_1_z3_t50s_E7</text:p>
          </table:table-cell>
          <table:table-cell table:number-columns-repeated="2" office:value-type="float" office:value="0.1426848" calcext:value-type="float">
            <text:p>0.1426848</text:p>
          </table:table-cell>
          <table:table-cell office:value-type="float" office:value="3" calcext:value-type="float">
            <text:p>3.0000000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81" calcext:value-type="float">
            <text:p>18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9" table:formula="of:=IF([.N222];([.M222]+[.N222])/2;[.M222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btd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3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0" calcext:value-type="float">
            <text:p>0</text:p>
          </table:table-cell>
          <table:table-cell/>
          <table:table-cell table:style-name="ce19" table:formula="of:=IF([.N224];([.M224]+[.N224])/2;[.M224])" office:value-type="float" office:value="0" calcext:value-type="float">
            <text:p>0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1-31_btd-gap-stg</text:p>
          </table:table-cell>
          <table:table-cell office:value-type="string" calcext:value-type="string">
            <text:p>btd-stg</text:p>
          </table:table-cell>
          <table:table-cell office:value-type="string" calcext:value-type="string">
            <text:p>btd[XA]/FM7cG;;Gap,stg[2]/Gap</text:p>
          </table:table-cell>
          <table:table-cell office:value-type="string" calcext:value-type="string">
            <text:p><text:span text:style-name="T1">stg </text:span>homozygot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btd-gap-stg_8_z3_45s_E8</text:p>
          </table:table-cell>
          <table:table-cell table:number-columns-repeated="2" office:value-type="float" office:value="0.2853696" calcext:value-type="float">
            <text:p>0.2853696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5];([.M225]+[.N225])/2;[.M225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27];([.M227]+[.N227])/2;[.M227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28];([.M228]+[.N228])/2;[.M22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29];([.M229]+[.N229])/2;[.M229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0];([.M230]+[.N230])/2;[.M23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1];([.M231]+[.N231])/2;[.M23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2];([.M232]+[.N232])/2;[.M23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3];([.M233]+[.N233])/2;[.M233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8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4];([.M234]+[.N234])/2;[.M234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9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5];([.M235]+[.N235])/2;[.M235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1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36];([.M236]+[.N236])/2;[.M236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2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7];([.M237]+[.N237])/2;[.M237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3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/>
          <table:table-cell table:style-name="ce19" table:formula="of:=IF([.N238];([.M238]+[.N238])/2;[.M238])" office:value-type="float" office:value="1" calcext:value-type="float">
            <text:p>1.0</text:p>
          </table:table-cell>
          <table:table-cell table:style-name="ce21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4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39];([.M239]+[.N239])/2;[.M239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5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0];([.M240]+[.N240])/2;[.M240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6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 table:formula="of:=IF([.N241];([.M241]+[.N241])/2;[.M241])" office:value-type="float" office:value="3" calcext:value-type="float">
            <text:p>3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1_rgap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lateral</text:p>
          </table:table-cell>
          <table:table-cell office:value-type="string" calcext:value-type="string">
            <text:p>rgap_1b_z3_t60s_E17</text:p>
          </table:table-cell>
          <table:table-cell table:number-columns-repeated="2" office:value-type="float" office:value="0.2858705" calcext:value-type="float">
            <text:p>0.2858705</text:p>
          </table:table-cell>
          <table:table-cell office:value-type="float" office:value="3" calcext:value-type="float">
            <text:p>3.000000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142" calcext:value-type="float">
            <text:p>142</text:p>
          </table:table-cell>
          <table:table-cell office:value-type="float" office:value="2" calcext:value-type="float">
            <text:p>2</text:p>
          </table:table-cell>
          <table:table-cell/>
          <table:table-cell table:style-name="ce19" table:formula="of:=IF([.N242];([.M242]+[.N242])/2;[.M242])" office:value-type="float" office:value="2" calcext:value-type="float">
            <text:p>2.0</text:p>
          </table:table-cell>
          <table:table-cell table:style-name="ce21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table:number-columns-repeated="14"/>
          <table:table-cell table:style-name="ce19"/>
          <table:table-cell table:number-columns-repeated="16369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4];([.M244]+[.N244])/2;[.M244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5];([.M245]+[.N245])/2;[.M245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6];([.M246]+[.N246])/2;[.M246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47];([.M247]+[.N247])/2;[.M247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48];([.M248]+[.N248])/2;[.M24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49];([.M249]+[.N249])/2;[.M249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19" table:formula="of:=IF([.N250];([.M250]+[.N250])/2;[.M250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1];([.M251]+[.N251])/2;[.M251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2];([.M252]+[.N252])/2;[.M25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3];([.M253]+[.N253])/2;[.M253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4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4];([.M254]+[.N254])/2;[.M254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5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5];([.M255]+[.N255])/2;[.M255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6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56];([.M256]+[.N256])/2;[.M256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7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7];([.M257]+[.N257])/2;[.M257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8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8];([.M258]+[.N258])/2;[.M258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19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19" table:formula="of:=IF([.N259];([.M259]+[.N259])/2;[.M259])" office:value-type="float" office:value="2" calcext:value-type="float">
            <text:p>2.0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0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60];([.M260]+[.N260])/2;[.M260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1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19" table:formula="of:=IF([.N261];([.M261]+[.N261])/2;[.M261])" office:value-type="float" office:value="2.5" calcext:value-type="float">
            <text:p>2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2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 table:formula="of:=IF([.N262];([.M262]+[.N262])/2;[.M262])" office:value-type="float" office:value="1.5" calcext:value-type="float">
            <text:p>1.5</text:p>
          </table:table-cell>
          <table:table-cell table:style-name="ce22" office:value-type="boolean" office:boolean-value="true" calcext:value-type="boolean">
            <text:p>TRUE</text:p>
          </table:table-cell>
          <table:table-cell table:number-columns-repeated="16368"/>
        </table:table-row>
        <table:table-row table:style-name="ro1">
          <table:table-cell office:value-type="string" calcext:value-type="string">
            <text:p>2022-02-22_rgap_dorsal</text:p>
          </table:table-cell>
          <table:table-cell office:value-type="string" calcext:value-type="string">
            <text:p>wt</text:p>
          </table:table-cell>
          <table:table-cell office:value-type="string" calcext:value-type="string">
            <text:p>Recombined-Gap43-mCherry</text:p>
          </table:table-cell>
          <table:table-cell office:value-type="string" calcext:value-type="string">
            <text:p>wildtype</text:p>
          </table:table-cell>
          <table:table-cell office:value-type="string" calcext:value-type="string">
            <text:p>dorsal</text:p>
          </table:table-cell>
          <table:table-cell office:value-type="string" calcext:value-type="string">
            <text:p>rgap_dorsal_1_z3_t60s_E23</text:p>
          </table:table-cell>
          <table:table-cell table:number-columns-repeated="2" office:value-type="float" office:value="0.1429353" calcext:value-type="float">
            <text:p>0.1429353</text:p>
          </table:table-cell>
          <table:table-cell office:value-type="float" office:value="3" calcext:value-type="float">
            <text:p>3.000000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97" calcext:value-type="float">
            <text:p>97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9" table:formula="of:=IF([.N263];([.M263]+[.N263])/2;[.M263])" office:value-type="float" office:value="1" calcext:value-type="float">
            <text:p>1.0</text:p>
          </table:table-cell>
          <table:table-cell table:style-name="ce22" office:value-type="boolean" office:boolean-value="false" calcext:value-type="boolean">
            <text:p>FALSE</text:p>
          </table:table-cell>
          <table:table-cell table:number-columns-repeated="16368"/>
        </table:table-row>
        <table:table-row table:style-name="ro1" table:number-rows-repeated="1048312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2">
      <number:number number:decimal-places="7" number:min-decimal-places="7" number:min-integer-digits="1"/>
    </number:number-style>
    <number:number-style style:name="N111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runo Vellutini</meta:initial-creator>
    <meta:creation-date>2021-10-06T12:11:34.920244770</meta:creation-date>
    <meta:generator>LibreOffice/7.4.3.2$Linux_X86_64 LibreOffice_project/1048a8393ae2eeec98dff31b5c133c5f1d08b890</meta:generator>
    <dc:date>2022-12-02T14:29:54.492145627</dc:date>
    <dc:creator>Bruno Vellutini</dc:creator>
    <meta:editing-duration>P10DT20H11M21S</meta:editing-duration>
    <meta:editing-cycles>136</meta:editing-cycles>
    <meta:document-statistic meta:table-count="1" meta:cell-count="3539" meta:object-count="0"/>
  </office:meta>
</office:document-meta>
</file>